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5.71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159.25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165.2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127.59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364.34pt"/>
    </style:style>
    <style:style style:name="co11" style:family="table-column">
      <style:table-column-properties fo:break-before="auto" style:column-width="310.31pt"/>
    </style:style>
    <style:style style:name="co12" style:family="table-column">
      <style:table-column-properties fo:break-before="auto" style:column-width="59.64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170.84pt"/>
    </style:style>
    <style:style style:name="co15" style:family="table-column">
      <style:table-column-properties fo:break-before="auto" style:column-width="83.5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d7"/>
    </style:style>
    <style:style style:name="ce3" style:family="table-cell" style:parent-style-name="Default" style:data-style-name="N100">
      <style:table-cell-properties fo:background-color="#81d41a"/>
    </style:style>
    <style:style style:name="ce4" style:family="table-cell" style:parent-style-name="Default" style:data-style-name="N100">
      <style:table-cell-properties fo:background-color="#ffffd7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mostra_valid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hour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home_id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_goal</text:p>
          </table:table-cell>
          <table:table-cell office:value-type="string" calcext:value-type="string">
            <text:p>home_players_goals</text:p>
          </table:table-cell>
          <table:table-cell office:value-type="string" calcext:value-type="string">
            <text:p>visitor_players_goals</text:p>
          </table:table-cell>
          <table:table-cell office:value-type="string" calcext:value-type="string">
            <text:p>visitor_goal</text:p>
          </table:table-cell>
          <table:table-cell office:value-type="string" calcext:value-type="string">
            <text:p>visitor</text:p>
          </table:table-cell>
          <table:table-cell office:value-type="string" calcext:value-type="string">
            <text:p>visitor_id</text:p>
          </table:table-cell>
          <table:table-cell office:value-type="string" calcext:value-type="string">
            <text:p>referee</text:p>
          </table:table-cell>
          <table:table-cell office:value-type="string" calcext:value-type="string">
            <text:p>referee_category</text:p>
          </table:table-cell>
          <table:table-cell table:number-columns-repeated="1008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ábado 20 de Setembro de 2014</text:p>
          </table:table-cell>
          <table:table-cell table:style-name="ce3" office:value-type="string" calcext:value-type="string">
            <text:p>18:30</text:p>
          </table:table-cell>
          <table:table-cell table:style-name="ce1" office:value-type="string" calcext:value-type="string">
            <text:p>Arena da Baixada - Curitiba - PR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Atletico - P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Rafael Moura 36 (2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ternacional - RS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Flavio Rodrigues de Souza</text:p>
          </table:table-cell>
          <table:table-cell table:style-name="ce1" office:value-type="string" calcext:value-type="string">
            <text:p>CBF-2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Domingo 29 de Julho de 2018</text:p>
          </table:table-cell>
          <table:table-cell table:style-name="ce3" office:value-type="string" calcext:value-type="string">
            <text:p>16:00</text:p>
          </table:table-cell>
          <table:table-cell table:style-name="ce1" office:value-type="string" calcext:value-type="string">
            <text:p>Beira-Rio - Porto Alegre - RS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Internacional - 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' Pottker 27 (1ºT)', ' Pottker 44 (1ºT)', ' Leandro Damiao 12 (2ºT)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tafogo - RJ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Igor Junio Benevenuto de Oliveira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Domingo 10 de Agosto de 2014</text:p>
          </table:table-cell>
          <table:table-cell table:style-name="ce3" office:value-type="string" calcext:value-type="string">
            <text:p>16:00</text:p>
          </table:table-cell>
          <table:table-cell table:style-name="ce1" office:value-type="string" calcext:value-type="string">
            <text:p>Maracanã - Rio de Janeiro - RJ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Flamengo - R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 Eduardo da Silva 39 (2ºT)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port - PE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Emerson de Almeida Ferreira</text:p>
          </table:table-cell>
          <table:table-cell table:style-name="ce1" office:value-type="string" calcext:value-type="string">
            <text:p>CBF-1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Domingo 05 de Maio de 2019</text:p>
          </table:table-cell>
          <table:table-cell table:style-name="ce3" office:value-type="string" calcext:value-type="string">
            <text:p>11:00</text:p>
          </table:table-cell>
          <table:table-cell table:style-name="ce1" office:value-type="string" calcext:value-type="string">
            <text:p>Arena Condá - Chapeco - SC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Chapecoense - S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 Everaldo 44 (2ºT)']</text:p>
          </table:table-cell>
          <table:table-cell table:style-name="ce1" office:value-type="string" calcext:value-type="string">
            <text:p>['Rony 30 (2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hletico Paranaense - PR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Vinicius Gonçalves Dias Araujo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Quinta 17 de Outubro de 2013</text:p>
          </table:table-cell>
          <table:table-cell table:style-name="ce3" office:value-type="string" calcext:value-type="string">
            <text:p>19:30</text:p>
          </table:table-cell>
          <table:table-cell table:style-name="ce1" office:value-type="string" calcext:value-type="string">
            <text:p>Cláudio Moacyr - Macae - RJ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Vasco da Gama - RJ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]</text:p>
          </table:table-cell>
          <table:table-cell table:style-name="ce1" office:value-type="string" calcext:value-type="string">
            <text:p>['Rodrigo 36 (1ºT) ', 'Hugo 22 (2ºT)'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oiás - GO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Wilson Luiz Seneme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Quarta 02 de Setembro de 2020</text:p>
          </table:table-cell>
          <table:table-cell table:style-name="ce3" office:value-type="string" calcext:value-type="string">
            <text:p>21:30</text:p>
          </table:table-cell>
          <table:table-cell table:style-name="ce1" office:value-type="string" calcext:value-type="string">
            <text:p>Vila Belmiro - Santos - SP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Santos - S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 Lucas Veríssimo 21 (1ºT)', ' Marinho 13 (2ºT)']</text:p>
          </table:table-cell>
          <table:table-cell table:style-name="ce1" office:value-type="string" calcext:value-type="string">
            <text:p>['Fellipe 41 (1ºT) ', 'German Cano 27 (2ºT)'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asco da Gama - RJ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Rodrigo Dalonso Ferreira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Domingo 16 de Julho de 2017</text:p>
          </table:table-cell>
          <table:table-cell table:style-name="ce3" office:value-type="string" calcext:value-type="string">
            <text:p>19:00</text:p>
          </table:table-cell>
          <table:table-cell table:style-name="ce1" office:value-type="string" calcext:value-type="string">
            <text:p>Couto Pereira - Curitiba - PR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Coritiba - P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 H. Almeida 45+1 (1ºT)']</text:p>
          </table:table-cell>
          <table:table-cell table:style-name="ce1" office:value-type="string" calcext:value-type="string">
            <text:p>['Richarlison 31 (1ºT) ', 'Léo 38 (1ºT)'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uminense - RJ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Leandro Bizzio Marinho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Sábado 05 de Setembro de 2020</text:p>
          </table:table-cell>
          <table:table-cell table:style-name="ce3" office:value-type="string" calcext:value-type="string">
            <text:p>19:00</text:p>
          </table:table-cell>
          <table:table-cell table:style-name="ce1" office:value-type="string" calcext:value-type="string">
            <text:p>Neo Química Arena - Sao Paulo - SP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Corinthians - S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 Fagner 11 (1ºT)', ' Jo 45+2 (2ºT)']</text:p>
          </table:table-cell>
          <table:table-cell table:style-name="ce1" office:value-type="string" calcext:value-type="string">
            <text:p>['Bruno Nazario 21 (1ºT) ', 'Kalou 29 (2ºT)'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afogo - RJ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Rafael Traci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Quarta 12 de Junho de 2019</text:p>
          </table:table-cell>
          <table:table-cell table:style-name="ce3" office:value-type="string" calcext:value-type="string">
            <text:p>21:30</text:p>
          </table:table-cell>
          <table:table-cell table:style-name="ce1" office:value-type="string" calcext:value-type="string">
            <text:p>Beira-Rio - Porto Alegre - RS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Internacional - 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' Rodrigo 17 (1ºT)', ' Rafael Sobis 16 (2ºT)', ' Dalessandro 36 (2ºT)']</text:p>
          </table:table-cell>
          <table:table-cell table:style-name="ce1" office:value-type="string" calcext:value-type="string">
            <text:p>['Fernandao 32 (2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hia - BA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Paulo Roberto Alves Junior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string" calcext:value-type="string">
            <text:p>Quarta 03 de Junho de 2015</text:p>
          </table:table-cell>
          <table:table-cell table:style-name="ce3" office:value-type="string" calcext:value-type="string">
            <text:p>19:30</text:p>
          </table:table-cell>
          <table:table-cell table:style-name="ce1" office:value-type="string" calcext:value-type="string">
            <text:p>Arena Condá - Chapeco - SC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Chapecoense - S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 Ananias 11 (1ºT)', ' Bruno Silva 29 (1ºT)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oinville - SC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Raphael Claus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Quarta 19 de Julho de 2017</text:p>
          </table:table-cell>
          <table:table-cell table:style-name="ce3" office:value-type="string" calcext:value-type="string">
            <text:p>21:45</text:p>
          </table:table-cell>
          <table:table-cell table:style-name="ce1" office:value-type="string" calcext:value-type="string">
            <text:p>Morumbi - Sao Paulo - SP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São Paulo - S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 Lucas Pratto 1 (1ºT)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asco da Gama - RJ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Wagner Reway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Domingo 19 de Junho de 2016</text:p>
          </table:table-cell>
          <table:table-cell table:style-name="ce3" office:value-type="string" calcext:value-type="string">
            <text:p>16:00</text:p>
          </table:table-cell>
          <table:table-cell table:style-name="ce1" office:value-type="string" calcext:value-type="string">
            <text:p>Arena Corinthians - Sao Paulo - SP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Corinthians - S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' Bruno 23 (1ºT)', ' Marquinhos Gabriel 7 (2ºT)', ' Bruno 43 (2ºT)']</text:p>
          </table:table-cell>
          <table:table-cell table:style-name="ce1" office:value-type="string" calcext:value-type="string">
            <text:p>['Leandro 27 (1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afogo - RJ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Rodolpho Toski Marques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string" calcext:value-type="string">
            <text:p>Domingo 22 de Abril de 2018</text:p>
          </table:table-cell>
          <table:table-cell table:style-name="ce3" office:value-type="string" calcext:value-type="string">
            <text:p>16:00</text:p>
          </table:table-cell>
          <table:table-cell table:style-name="ce1" office:value-type="string" calcext:value-type="string">
            <text:p>Independência - Belo Horizonte - MG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Atlético - M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 Ricardo Oliveira 19 (1ºT)', ' Roger Guedes 27 (2ºT)']</text:p>
          </table:table-cell>
          <table:table-cell table:style-name="ce1" office:value-type="string" calcext:value-type="string">
            <text:p>['Gabriel Costa Franca 42 (2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tória - BA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Grazianni Maciel Rocha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Quarta 06 de Novembro de 2019</text:p>
          </table:table-cell>
          <table:table-cell table:style-name="ce3" office:value-type="string" calcext:value-type="string">
            <text:p>19:30</text:p>
          </table:table-cell>
          <table:table-cell table:style-name="ce1" office:value-type="string" calcext:value-type="string">
            <text:p>Arena Corinthians - Sao Paulo - SP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Corinthians - S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' Boselli 36 (1ºT)', ' Junior Urso 2 (2ºT)', ' Boselli 26 (2ºT)']</text:p>
          </table:table-cell>
          <table:table-cell table:style-name="ce1" office:value-type="string" calcext:value-type="string">
            <text:p>['Romarinho 33 (1ºT) ', 'Kieza 6 (2ºT)'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ortaleza - CE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Caio Max Augusto Vieira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string" calcext:value-type="string">
            <text:p>Domingo 23 de Julho de 2017</text:p>
          </table:table-cell>
          <table:table-cell table:style-name="ce3" office:value-type="string" calcext:value-type="string">
            <text:p>19:00</text:p>
          </table:table-cell>
          <table:table-cell table:style-name="ce1" office:value-type="string" calcext:value-type="string">
            <text:p>Independência - Belo Horizonte - MG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Atlético - M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 Yago Henrique Severino dos Santos 17 (1ºT)']</text:p>
          </table:table-cell>
          <table:table-cell table:style-name="ce1" office:value-type="string" calcext:value-type="string">
            <text:p>['Paulinho 13 (1ºT) ', 'Paulinho 22 (2ºT)']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asco da Gama - RJ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Raphael Claus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string" calcext:value-type="string">
            <text:p>Domingo 25 de Julho de 2021</text:p>
          </table:table-cell>
          <table:table-cell table:style-name="ce3" office:value-type="string" calcext:value-type="string">
            <text:p>11:00</text:p>
          </table:table-cell>
          <table:table-cell table:style-name="ce1" office:value-type="string" calcext:value-type="string">
            <text:p>Mineirão - Belo Horizonte - MG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Atlético Mineiro - M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' Hulk 12 (2ºT)', ' Hulk 34 (2ºT)', ' Nathan 45 (2ºT)'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hia - BA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Antonio Dib Moraes de Sousa</text:p>
          </table:table-cell>
          <table:table-cell table:style-name="ce1" office:value-type="string" calcext:value-type="string">
            <text:p>AB</text:p>
          </table:table-cell>
          <table:table-cell table:style-name="ce1" table:number-columns-repeated="100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string" calcext:value-type="string">
            <text:p>Sábado 10 de Maio de 2014</text:p>
          </table:table-cell>
          <table:table-cell table:style-name="ce3" office:value-type="string" calcext:value-type="string">
            <text:p>18:30</text:p>
          </table:table-cell>
          <table:table-cell table:style-name="ce1" office:value-type="string" calcext:value-type="string">
            <text:p>Beira-Rio - Porto Alegre - RS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Internacional - R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' Dalessandro 9 (2ºT)', ' Alan Patrick 22 (2ºT)']</text:p>
          </table:table-cell>
          <table:table-cell table:style-name="ce1" office:value-type="string" calcext:value-type="string">
            <text:p>['Marcos Guilherme 6 (2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letico - PR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Sandro Meira Ricci</text:p>
          </table:table-cell>
          <table:table-cell table:style-name="ce1" office:value-type="string" calcext:value-type="string">
            <text:p>FIFA</text:p>
          </table:table-cell>
          <table:table-cell table:style-name="ce1" table:number-columns-repeated="100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ábado 07 de Julho de 2012</text:p>
          </table:table-cell>
          <table:table-cell table:style-name="ce4" office:value-type="string" calcext:value-type="string">
            <text:p>18:30</text:p>
          </table:table-cell>
          <table:table-cell table:style-name="ce2" office:value-type="string" calcext:value-type="string">
            <text:p>Beira-Rio - Porto Alegre - RS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Internacional - 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[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uzeiro - MG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Marcelo de Lima Henrique</text:p>
          </table:table-cell>
          <table:table-cell table:style-name="ce2" office:value-type="string" calcext:value-type="string">
            <text:p>FIFA</text:p>
          </table:table-cell>
          <table:table-cell table:style-name="ce2" table:number-columns-repeated="100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string" calcext:value-type="string">
            <text:p>Domingo 21 de Julho de 2019</text:p>
          </table:table-cell>
          <table:table-cell table:style-name="ce3" office:value-type="string" calcext:value-type="string">
            <text:p>16:00</text:p>
          </table:table-cell>
          <table:table-cell table:style-name="ce1" office:value-type="string" calcext:value-type="string">
            <text:p>Arena Corinthians - Sao Paulo - SP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Corinthians - S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' Clayson 16 (2ºT)']</text:p>
          </table:table-cell>
          <table:table-cell table:style-name="ce1" office:value-type="string" calcext:value-type="string">
            <text:p>['Gabriel Barbosa 42 (2ºT)'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amengo - RJ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Leandro Pedro Vuaden</text:p>
          </table:table-cell>
          <table:table-cell table:style-name="ce1" office:value-type="string" calcext:value-type="string">
            <text:p>MTR</text:p>
          </table:table-cell>
          <table:table-cell table:style-name="ce1" table:number-columns-repeated="100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9 de Dezembro de 202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Neilton 26 (1ºT)']</text:p>
          </table:table-cell>
          <table:table-cell office:value-type="string" calcext:value-type="string">
            <text:p>['Pedro Raul 30 (2ºT) ', 'Pedro Raul 3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16 de Julho de 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0 de Maio de 2015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Ressacada - Florianopolis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aí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quinhos 19 (2ºT)']</text:p>
          </table:table-cell>
          <table:table-cell office:value-type="string" calcext:value-type="string">
            <text:p>['Robinho 26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03 de Setembr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Giulite Coutinho - Mesquita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ustavo Scarpa 13 (1ºT)', ' Renato Chaves 19 (1ºT)', ' Magno Alves 34 (2ºT)']</text:p>
          </table:table-cell>
          <table:table-cell office:value-type="string" calcext:value-type="string">
            <text:p>['Carlos Alberto 3 (2ºT) ', 'Nirley 15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ueirense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odrigo Batista Rapos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20 de Abril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Gabriel Barbosa 34 (2ºT)']</text:p>
          </table:table-cell>
          <table:table-cell office:value-type="string" calcext:value-type="string">
            <text:p>['Neto Baiano 24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rilson Bispo da Anunciacao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23 de Novembro de 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Pablo 16 (1ºT)', ' Pablo 1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ória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11 de Outubro de 202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Thiago Galhardo 6 (1ºT)', ' Abel Hernández 36 (1ºT)']</text:p>
          </table:table-cell>
          <table:table-cell office:value-type="string" calcext:value-type="string">
            <text:p>['Renato Kayzer 41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runo Arleu de Arauj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" calcext:value-type="float">
            <text:p>3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gunda 22 de Fevereiro de 202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theus Babi 1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1 de Julh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Durival Britto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Paranaense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celo Cirino 5 (1ºT)']</text:p>
          </table:table-cell>
          <table:table-cell office:value-type="string" calcext:value-type="string">
            <text:p>['Alexandre Pato 25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12 de Setembro de 2012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andro Meira Ric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06 de Junho de 201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ablo dos Santos Alves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06 de Dezembro de 201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Para 30 (2ºT)']</text:p>
          </table:table-cell>
          <table:table-cell office:value-type="string" calcext:value-type="string">
            <text:p>['Dudu 27 (2ºT) ', 'Vitor Hugo 44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ábado 29 de Setembro de 201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te Preta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uilherme Ceretta de Lim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6 de Mai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Heriberto Hulse - 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riciuma - 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Matheus Ferraz 45 (1ºT)', ' Lins 1 (2ºT)', ' Joao Vitor 35 (2ºT)']</text:p>
          </table:table-cell>
          <table:table-cell office:value-type="string" calcext:value-type="string">
            <text:p>['Diones 27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árcio Chagas da Silva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inta 17 de Novembr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Copete 34 (1ºT)', ' Ricardo Oliveira 22 (2ºT)', ' Copete 38 (2ºT)']</text:p>
          </table:table-cell>
          <table:table-cell office:value-type="string" calcext:value-type="string">
            <text:p>['Marinho 16 (2ºT) ', 'Sergio 45+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ória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19 de Outubro de 2019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ortaleza - 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Wellington Paulista 34 (1ºT)', ' Osvaldo 40 (1ºT)']</text:p>
          </table:table-cell>
          <table:table-cell office:value-type="string" calcext:value-type="string">
            <text:p>['P. Miranda 9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20 de Julh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uan 6 (2ºT) ', 'Luan 33 (2ºT) ', 'Luan 36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mingo 30 de Maio de 2021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Mineir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Hulk 39 (1ºT)']</text:p>
          </table:table-cell>
          <table:table-cell office:value-type="string" calcext:value-type="string">
            <text:p>['Yago 14 (2ºT) ', 'Yago 45+4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aio Max Augusto Vi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19 de Agosto de 202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MUSTO 6 (2ºT)', ' Thiago Galhardo 23 (2ºT)', ' Thiago Galhardo 4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30 de Julho de 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iz Otavio 40 (1ºT)']</text:p>
          </table:table-cell>
          <table:table-cell office:value-type="string" calcext:value-type="string">
            <text:p>['Diego Rosa 22 (2ºT) ', 'Gilvan 3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arcelo Aparecido R de Souz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arta 07 de Junho de 2017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Osvaldo 10 (2ºT)', ' Thomas 3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5 de Agost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Diego Tardelli 9 (2ºT)', ' Datolo 43 (2ºT)']</text:p>
          </table:table-cell>
          <table:table-cell office:value-type="string" calcext:value-type="string">
            <text:p>['Bruno 35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uguesa - S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12 de Agosto de 20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Evanilson 39 (1ºT)']</text:p>
          </table:table-cell>
          <table:table-cell office:value-type="string" calcext:value-type="string">
            <text:p>['Luiz Adriano 14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afael Tra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25 de Novembro de 201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13 de Mai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driguinho 18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6 de Agost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13 de Outubr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Gêge 42 (1ºT)', ' Rafael Marques 18 (2ºT)']</text:p>
          </table:table-cell>
          <table:table-cell office:value-type="string" calcext:value-type="string">
            <text:p>['Hernane 12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Grazianni Maciel Roch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08 de Novembro de 2020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Arena 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driguinho 45+6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Jefferson Ferreira de Morae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arta 08 de Novembro de 2017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Yago Felipe 6 (1ºT)', ' Santiago 14 (1ºT)', ' Yago Felipe 39 (1ºT)']</text:p>
          </table:table-cell>
          <table:table-cell office:value-type="string" calcext:value-type="string">
            <text:p>['Dudu 2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28 de Junho de 201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eo Silva 33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inville - SC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merson Luiz Sobral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arta 18 de Julho de 201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ndre Lima 35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ná - P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avio Pereira Sampai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19 de Novembr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etico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Cleberson 4 (2ºT)']</text:p>
          </table:table-cell>
          <table:table-cell office:value-type="string" calcext:value-type="string">
            <text:p>['Robinho 27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rnoldo Vasconcelos Figarela</text:p>
          </table:table-cell>
          <table:table-cell office:value-type="string" calcext:value-type="string">
            <text:p>CBF-2</text:p>
          </table:table-cell>
          <table:table-cell table:number-columns-repeated="100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3 de Fevereiro de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Eduardo Sasha 19 (1ºT)']</text:p>
          </table:table-cell>
          <table:table-cell office:value-type="string" calcext:value-type="string">
            <text:p>['Rossi 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13 de Agosto de 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Fabio Santos 15 (1ºT)', ' Rafael Moura 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lmo Alves Resende Cunh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17 de Setembr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lisson 26 (1ºT)', ' Marcelo Moreno 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e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celo Aparecido R de Souz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7 de Agost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afinha 10 (2ºT)']</text:p>
          </table:table-cell>
          <table:table-cell office:value-type="string" calcext:value-type="string">
            <text:p>['Bruno Henrique 21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8 de Setembro de 2016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Pacaembu - Sao Paulo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Copete 4 (1ºT)', ' Sousa 27 (2ºT)', ' Vitor Bueno 42 (2ºT)']</text:p>
          </table:table-cell>
          <table:table-cell office:value-type="string" calcext:value-type="string">
            <text:p>['Keno 10 (2ºT) ', 'Keno 40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a Cruz - P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ncisco Carlos do Nasciment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10 de Setembr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Barcos 45+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e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mingo 18 de Julho de 2021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Pituaçu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Gabriel Barbosa 22 (1ºT) ', 'Gabriel Barbosa 40 (1ºT) ', 'Gabriel Barbosa 16 (2ºT) ', 'Pedro 28 (2ºT) ', 'Vitinho 39 (2ºT)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30 de Agosto de 2015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- 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Walter 26 (1ºT)', ' Walter 32 (2ºT)', ' Ewandro 45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09 de Novembro de 201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árcio Chagas da Silva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ábado 05 de Junho de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ntônio Accioly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Eder 22 (1ºT)', ' João Paulo 33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iego Pombo Lopez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06 de Novembr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aphael Veiga 7 (2ºT)', ' K. Giacomazzi 45+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25 de Outubro de 201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Vagner Love 45+2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rta 04 de Dezembro de 2019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ustavo 1 (1ºT)', ' Arthur Gomes 13 (2ºT)', ' Mauricio 3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a - 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lexandre Vargas Tavares de Jesu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6" calcext:value-type="float">
            <text:p>3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14 de Fevereiro de 2021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ustavo Scarpa 19 (1ºT)', ' Lucas Lima 25 (1ºT)', ' Breno 38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ábado 19 de Agost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Luso Brasileiro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Vinicius Jr. 10 (2ºT)', ' Vinicius Jr. 2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odolpho Toski Marqu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inta 15 de Novembro de 201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uiz Fernando 27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01 de Dezembro de 2013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Heriberto Hulse - 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riciuma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Wellington Paulista 1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Francisco Carlos do Nasciment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07 de Setembr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Thiago Ribeiro 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30 de Setembro de 20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Pedro Raul 45+1 (2ºT)']</text:p>
          </table:table-cell>
          <table:table-cell office:value-type="string" calcext:value-type="string">
            <text:p>['Gilberto 42 (1ºT) ', 'Elber 39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avio Pereira Sampai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10 de Setembro de 2014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icharlyson 7 (1ºT)', ' Marcio 1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inta 19 de Outubro de 201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Luso Brasileiro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Rever 5 (2ºT)', ' Rever 31 (2ºT)', ' Diego 39 (2ºT)', ' Diego 41 (2ºT)']</text:p>
          </table:table-cell>
          <table:table-cell office:value-type="string" calcext:value-type="string">
            <text:p>['Mendoza 23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celo Aparecido R de Souz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gunda 21 de Maio de 2018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Lucca 38 (1ºT)', ' Moledo 15 (2ºT)', ' Patrick 3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lavio Rodrigues de Souz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8 de Outubr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rnando 1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arta 23 de Junho de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ntônio Accioly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Nathan Silva 35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aulo Cesar Zanovelli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0 de Agosto de 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2 de Setembr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Thiago Ribeiro 19 (1ºT)', ' Willian José 41 (1ºT)']</text:p>
          </table:table-cell>
          <table:table-cell office:value-type="string" calcext:value-type="string">
            <text:p>['Tony 33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rilson Bispo da Anunciacao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6 de Agost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Ressacada - Florianopolis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aí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ndre Lima 14 (1ºT)']</text:p>
          </table:table-cell>
          <table:table-cell office:value-type="string" calcext:value-type="string">
            <text:p>['Luciano 45+2 (1ºT) ', 'Luciano 41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29 de Maio de 201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Raulino de Oliveira - Volta Redonda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Fellype Gabriel 14 (1ºT)', ' Rafael Marques 21 (1ºT)']</text:p>
          </table:table-cell>
          <table:table-cell office:value-type="string" calcext:value-type="string">
            <text:p>['Montillo 26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08 de Julh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uguesa - S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arta 12 de Outubr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William 44 (1ºT)', ' Ananias 12 (2ºT)', ' Kempes 45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arcelo Aparecido R de Souza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28 de Mai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aulo Constantino - Presidente Prudente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Bolatti 16 (2ºT) ', 'Pablo Daniel 45+4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ábado 20 de Outubr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Fonte Luminosa - Araraquara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inta 08 de Setembr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odriguinho 2 (2ºT)', ' Leo Principe 9 (2ºT)', ' Vilson 16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oao Batista de Arruda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inta 17 de Junho de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erica - 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iabá - MT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ntonio Dib Moraes de Sous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9 de Julh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merson Luiz Sobral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arta 25 de Mai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afael Moura 37 (1ºT)', ' Gustavo Ermel 45+1 (2ºT)']</text:p>
          </table:table-cell>
          <table:table-cell office:value-type="string" calcext:value-type="string">
            <text:p>['Vitor Bueno 42 (1ºT) ', 'Joel 1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07 de Setembro de 2014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eo Silva 2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lavio Rodrigues Guerr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03 de Agosto de 2014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Henrique Dourado 15 (2ºT)']</text:p>
          </table:table-cell>
          <table:table-cell office:value-type="string" calcext:value-type="string">
            <text:p>['Kieza 17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9 de Setembr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orenão - Campo Grande - M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ortuguesa - 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Gilberto 7 (1ºT)', ' Gilberto 12 (1ºT)', ' Gilberto 32 (1ºT)', ' Wanderson 3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25 de Outubro de 20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lan Patrick 10 (1ºT)', ' Nilmar 38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cos Andre Gomes da Penh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9 de Dezembro de 202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Edenilson 10 (1ºT)', ' Yuri Alberto 37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avio Pereira Sampai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5 de Setembr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- 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Thiago Heleno 45+1 (1ºT)', ' Léo 22 (2ºT)', ' Thiago Heleno 3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te Preta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Nielson Nogueira Dias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4 de Junh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aulo Cesar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2 de Julh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lias 26 (1ºT) ', 'Uendel 45+3 (1ºT) ', 'Jadson 17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23 de Agosto de 202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CLEBER 11 (1ºT)', ' Mateus Gonçalves 30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inta 20 de Julho de 2017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Patrick 6 (1ºT)', ' Diego Souza 18 (1ºT)', ' Andre Felipe 41 (1ºT)', ' Andre Felipe 35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27 de Mai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Thonny Anderson 35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gunda 07 de Dezembro de 202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Antônio Accioly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afael Moura 25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12 de Agosto de 202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Hyoran 7 (2ºT)', ' Hyoran 11 (2ºT)', ' Nathan 16 (2ºT)']</text:p>
          </table:table-cell>
          <table:table-cell office:value-type="string" calcext:value-type="string">
            <text:p>['Jo 12 (1ºT) ', 'Angelo Araos 29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ábado 21 de Julh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13 de Novembro de 2013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Heriberto Hulse - 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riciuma - 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Fabio 6 (1ºT)', ' Wellington Paulista 28 (1ºT)']</text:p>
          </table:table-cell>
          <table:table-cell office:value-type="string" calcext:value-type="string">
            <text:p>['Paulo Baier 15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é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rancisco de Assis Almeida Filho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25 de Agost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hletico Paranaense - 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Pablo 12 (1ºT)', ' Jonathan 24 (2ºT)']</text:p>
          </table:table-cell>
          <table:table-cell office:value-type="string" calcext:value-type="string">
            <text:p>['Cicero 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rcelo Aparecido Ribeiro de Souz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9 de Agost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Canindé - Sao Paulo - S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ortuguesa - 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ielson Nogueira Dias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inta 25 de Outubro de 201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áutico - P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Fabricio Neves Corre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4 de Outubr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Anderson 24 (1ºT)', ' Guerrero 27 (2ºT)', ' Luciano 45+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7" calcext:value-type="float">
            <text:p>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25 de Novembr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erica Fc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Juninho 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celo Aparecido Ribeiro de Souz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03 de Novembro de 2019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hletico Paranaense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celo Cirino 36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a - 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avio Pereira Sampai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mingo 04 de Julho de 2021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Gilberto 21 (2ºT) ', 'Rodriguinho 2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dina Alves Batist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inta 25 de Fevereiro de 2021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erman Cano 14 (1ºT)', ' Ricardo Graça 4 (2ºT)', ' Ricardo Graça 45+1 (2ºT)']</text:p>
          </table:table-cell>
          <table:table-cell office:value-type="string" calcext:value-type="string">
            <text:p>['Fernandao 25 (1ºT) ', 'Fernandao 45+6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4 de Julh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Willian 45+2 (2ºT)']</text:p>
          </table:table-cell>
          <table:table-cell office:value-type="string" calcext:value-type="string">
            <text:p>['Rogerio 38 (1ºT) ', 'Rogerio 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inta 13 de Outubro de 201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Pedro Rocha 45+1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20 de Julh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Rei Pelé - Maceio - 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sa - 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adson 41 (1ºT) ', 'Thonny Anderson 14 (2ºT) ', 'Cittadini 40 (2ºT) ', 'Braian Romero 45+2 (2ºT)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15 de Novembr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Heriberto Hulse - 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riciuma -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udu 12 (1ºT) ', 'Barcos 38 (1ºT) ', 'Ramiro 21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01 de Setembr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eonardo 1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erica Fc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08 de Agosto de 2012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Pituaçu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uguesa - S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Celio Amorim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09 de Julho de 2016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arta 05 de Setembro de 2018</text:p>
          </table:table-cell>
          <table:table-cell office:value-type="string" calcext:value-type="string">
            <text:p>21:45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Pottker 5 (1ºT)', ' Rodrigo Dourado 13 (2ºT)']</text:p>
          </table:table-cell>
          <table:table-cell office:value-type="string" calcext:value-type="string">
            <text:p>['Vitinho 1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xta 16 de Outubro de 202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Hailé Pinheiro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Vinicius Lopes 3 (2ºT)']</text:p>
          </table:table-cell>
          <table:table-cell office:value-type="string" calcext:value-type="string">
            <text:p>['Fessin 45+4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odrigo Carvalhaes de Mirand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7 de Julh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érica - 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Tiago Costa 8 (1ºT) ', 'Marcilio 16 (1ºT) ', 'Arthur Caike 10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a Cruz - P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Grazianni Maciel Rocha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06 de Setembro de 2015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ndre Felipe 27 (1ºT)']</text:p>
          </table:table-cell>
          <table:table-cell office:value-type="string" calcext:value-type="string">
            <text:p>['Ricardo Oliveira 2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merson de Almeida Ferreir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12 de Agost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lone 41 (2ºT)']</text:p>
          </table:table-cell>
          <table:table-cell office:value-type="string" calcext:value-type="string">
            <text:p>['Diego Souza 30 (1ºT) ', 'Nenê 7 (2ºT) ', 'Santiago 44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06 de Dezembro de 201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Vitinho 25 (1ºT)', ' Vitinho 16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gunda 18 de Julho de 2016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obinho 40 (1ºT)', ' Robinho 39 (2ºT)']</text:p>
          </table:table-cell>
          <table:table-cell office:value-type="string" calcext:value-type="string">
            <text:p>['Carlinho 3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27 de Abril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lan Ruiz 11 (1ºT)', ' Lucas 22 (1ºT)']</text:p>
          </table:table-cell>
          <table:table-cell office:value-type="string" calcext:value-type="string">
            <text:p>['Fernandinho 39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13 de Outubr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ernandinho 4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13 de Agosto de 2016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oisés Lucarelli - Campinas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nte Preta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Wendel 5 (2ºT)', ' Roger 37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ueirense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Eduardo Tomaz de Aquino Valada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9 de Agosto de 20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Elivelton 24 (1ºT)']</text:p>
          </table:table-cell>
          <table:table-cell office:value-type="string" calcext:value-type="string">
            <text:p>['Germano 36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lavio Rodrigues Guerr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05 de Agost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Olímpic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audio Francisco Lima E Silva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20 de Julho de 2019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Castan 21 (2ºT)', ' Bruno 29 (2ºT)']</text:p>
          </table:table-cell>
          <table:table-cell office:value-type="string" calcext:value-type="string">
            <text:p>['Pedro 45+1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runo Arleu de Arauj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12 de Outubr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afael Sobis 45 (2ºT)']</text:p>
          </table:table-cell>
          <table:table-cell office:value-type="string" calcext:value-type="string">
            <text:p>['Bressan 3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licio Pena Junior</text:p>
          </table:table-cell>
          <table:table-cell table:number-columns-repeated="100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inta 19 de Novembro de 201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Alan Kardec 23 (2ºT)', ' Michel Bastos 29 (2ºT)', ' Alan Kardec 39 (2ºT)', ' Luis Fabiano 45 (2ºT)']</text:p>
          </table:table-cell>
          <table:table-cell office:value-type="string" calcext:value-type="string">
            <text:p>['Luan 11 (2ºT) ', 'Datolo 25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11 de Maio de 2019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Marlone 20 (1ºT)', ' Leandro Barcia 45+1 (2ºT)']</text:p>
          </table:table-cell>
          <table:table-cell office:value-type="string" calcext:value-type="string">
            <text:p>['Thiago Galhardo 3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ará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aio Max Augusto Vi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arta 30 de Junho de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Raulino de Oliveira - Volta Redonda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red 1 (1ºT)']</text:p>
          </table:table-cell>
          <table:table-cell office:value-type="string" calcext:value-type="string">
            <text:p>['Richard 25 (1ºT) ', 'Vitinho 27 (2ºT) ', 'Ze Ivaldo 31 (2ºT) ', 'Nikao 45+5 (2ºT)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6 de Agosto de 201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Jackson 5 (1ºT)', ' Samir 13 (2ºT)', ' Dudu 20 (2ºT)', ' Alecsandro 25 (2ºT)']</text:p>
          </table:table-cell>
          <table:table-cell office:value-type="string" calcext:value-type="string">
            <text:p>['Eder 5 (2ºT) ', 'Eder 11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gor Junio Benevenuto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ábado 21 de Novembro de 201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cas Barrios 25 (2ºT)']</text:p>
          </table:table-cell>
          <table:table-cell office:value-type="string" calcext:value-type="string">
            <text:p>['Marcos Vinicius 2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lmo Alves Resende Cunha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29 de Setembr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erica Fc - 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04 de Agost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Kleber Andrade - Cariacica - E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a - 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Marielson Alves Silv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31 de Maio de 2015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Marquinhos Silva 35 (1ºT)', ' Carlos Alberto 5 (2ºT)']</text:p>
          </table:table-cell>
          <table:table-cell office:value-type="string" calcext:value-type="string">
            <text:p>['Henrique 4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lmo Alves Resende Cunha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19 de Outubr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agner 33 (1ºT)']</text:p>
          </table:table-cell>
          <table:table-cell office:value-type="string" calcext:value-type="string">
            <text:p>['Fred 37 (1ºT) ', 'Ederson 2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runo Arleu de Arauj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1 de Dezembro de 2016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De Arrascaeta 24 (1ºT)', ' Ezequiel 11 (2ºT)', ' Robinho 13 (2ºT)']</text:p>
          </table:table-cell>
          <table:table-cell office:value-type="string" calcext:value-type="string">
            <text:p>['Guilherme 7 (1ºT) ', 'Marlone 9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gunda 22 de Outubro de 2018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Leandro Damiao 43 (1ºT)', ' Patrick 31 (2ºT)']</text:p>
          </table:table-cell>
          <table:table-cell office:value-type="string" calcext:value-type="string">
            <text:p>['Gabriel Barbosa 5 (2ºT) ', 'Fabiano 39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25 de Agost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Henrique 35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ná - P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ábado 24 de Outubro de 2015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Vitinho 1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inville - SC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23 de Agost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Eder 42 (1ºT)', ' Guerrero 2 (2ºT)']</text:p>
          </table:table-cell>
          <table:table-cell office:value-type="string" calcext:value-type="string">
            <text:p>['Luiz Eduardo 36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inta 15 de Novembro de 201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Henrique Dourado 27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Paulo Roberto Alves Junior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25 de Mai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Fonte Nova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Max 2 (1ºT)', ' Gabriel 11 (1ºT)']</text:p>
          </table:table-cell>
          <table:table-cell office:value-type="string" calcext:value-type="string">
            <text:p>['Forlan 30 (1ºT) ', 'Fred 1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egunda 26 de Julho de 2021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Alfredo Jaconi - Caxias do Sul - R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uventude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theus Peixoto 3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Leo Simão Holand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04 de Novembro de 2012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3 de Setembr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Everton 45+2 (2ºT)']</text:p>
          </table:table-cell>
          <table:table-cell office:value-type="string" calcext:value-type="string">
            <text:p>['Alexandre Pato 35 (1ºT) ', 'Rogerio 45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andro Meira Ric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12 de Agosto de 202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hletico Paranaense - 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Vitinho 31 (1ºT)', ' Carlos Eduardo 30 (2ºT)']</text:p>
          </table:table-cell>
          <table:table-cell office:value-type="string" calcext:value-type="string">
            <text:p>['Bessa 45+12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Diego Pombo Lopez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7 de Mai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Hector 28 (2ºT)', ' Everton 40 (2ºT)']</text:p>
          </table:table-cell>
          <table:table-cell office:value-type="string" calcext:value-type="string">
            <text:p>['Diego Souza 45+1 (1ºT) ', 'Elber 2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11 de Setembro de 2013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Fernandao 26 (2ºT)', ' Obina 40 (2ºT)']</text:p>
          </table:table-cell>
          <table:table-cell office:value-type="string" calcext:value-type="string">
            <text:p>['Feijao 8 (1ºT) ', 'Lins 35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04 de Novembro de 201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Diego Souza 8 (1ºT)', ' Hélio Junio 5 (2ºT)']</text:p>
          </table:table-cell>
          <table:table-cell office:value-type="string" calcext:value-type="string">
            <text:p>['Uribe 9 (1ºT) ', 'Rodinei 3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03 de Julh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odrigao 16 (2ºT)', ' Copete 19 (2ºT)', ' Yuri 4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runo Arleu de Arauj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inta 20 de Julho de 201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- 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4 de Outubr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sco da Gama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4 de Setembr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drigao 45+3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30 de Setembr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Carlos Sanchez 45+6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aio Max Augusto Vi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06 de Novembro de 2016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Cleiton Xavier 17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2 de Agost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Preta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andro Meira Ric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xta 07 de Junho de 2019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ndrey 44 (1ºT)', ' Tiago Rodrigues dos Reis 45+3 (1ºT)']</text:p>
          </table:table-cell>
          <table:table-cell office:value-type="string" calcext:value-type="string">
            <text:p>['Emerson 10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06 de Junho de 2012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inta 26 de Julho de 2012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Barueri - Barueri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ntonio F de Carvalho Schneider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26 de Agosto de 2018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Bruno 3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ará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06 de Janeiro de 2021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bson 14 (2ºT)']</text:p>
          </table:table-cell>
          <table:table-cell office:value-type="string" calcext:value-type="string">
            <text:p>['Fabio Sanches 20 (1ºT) ', 'Rafael Moura 29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02 de Setembr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Wilson Luiz Senem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ábado 29 de Setembr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flitos - Recife - P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áutico - 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2 de Julh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oisés Lucarelli - Campinas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nte Preta - 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noel Nunes Lopo Garrido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07 de Dezembro de 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Thiago Ribeiro 45+3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30 de Setembro de 20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Neo Química Arena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aulo Roberto Alves Junior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3 de Julh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- 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ucca 6 (2ºT) ', 'Lucca 45+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e Preta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ablo dos Santos Alve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arta 06 de Junho de 201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ellipe 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gor Junio Benevenuto de Oliv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7 de Maio de 201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sco da Gama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iago Duarte Peixoto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2 de Maio de 2016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Diego Souza 18 (1ºT)']</text:p>
          </table:table-cell>
          <table:table-cell office:value-type="string" calcext:value-type="string">
            <text:p>['Jonathan 2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Vinicius Furlan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1 de Agost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Mané Garrincha - Brasilia - DF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Leandro Damiao 29 (1ºT)', ' Diego 25 (2ºT)']</text:p>
          </table:table-cell>
          <table:table-cell office:value-type="string" calcext:value-type="string">
            <text:p>['H. Almeida 26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03 de Agost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Thiago Galhardo 14 (1ºT)', ' Felippe Cardoso 17 (1ºT)']</text:p>
          </table:table-cell>
          <table:table-cell office:value-type="string" calcext:value-type="string">
            <text:p>['Juninho 45+1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arta 08 de Novembro de 2017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Ressacada - Florianopolis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aí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quinhos 17 (1ºT)']</text:p>
          </table:table-cell>
          <table:table-cell office:value-type="string" calcext:value-type="string">
            <text:p>['Edigar Junio 33 (1ºT) ', 'Edigar Junio 3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14 de Maio de 2016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Cazares 14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" calcext:value-type="float">
            <text:p>3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24 de Novembr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Guerrero 42 (1ºT)', ' Guerrero 37 (2ºT)']</text:p>
          </table:table-cell>
          <table:table-cell office:value-type="string" calcext:value-type="string">
            <text:p>['Osvaldo 8 (1ºT) ', 'Guilherme 2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José Mendonça da Silva Junior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inta 07 de Novembro de 201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Digão 37 (1ºT) ', 'Marcos Paulo 39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aniel Nobre Bin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08 de Setembr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lex 31 (1ºT)', ' Alex 45+1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licio Pena Junior</text:p>
          </table:table-cell>
          <table:table-cell table:number-columns-repeated="100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11 de Junho de 201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icon 41 (1ºT)']</text:p>
          </table:table-cell>
          <table:table-cell office:value-type="string" calcext:value-type="string">
            <text:p>['Otavio 20 (2ºT) ', 'Hernani 42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mingo 11 de Julho de 2021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De Arrascaeta 32 (2ºT)', ' Michael 36 (2ºT)']</text:p>
          </table:table-cell>
          <table:table-cell office:value-type="string" calcext:value-type="string">
            <text:p>['Pedro 2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aulo Cesar Zanovelli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4 de Outubr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flitos - Recife - P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áutico - P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12 de Outubro de 2014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lex 7 (2ºT)', ' Valdivia 42 (2ºT)']</text:p>
          </table:table-cell>
          <table:table-cell office:value-type="string" calcext:value-type="string">
            <text:p>['Fred 40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26 de Setembro de 202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Thiago Galhardo 19 (1ºT)']</text:p>
          </table:table-cell>
          <table:table-cell office:value-type="string" calcext:value-type="string">
            <text:p>['Luciano 25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04 de Junho de 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04 de Outubro de 202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Caio 27 (2ºT)']</text:p>
          </table:table-cell>
          <table:table-cell office:value-type="string" calcext:value-type="string">
            <text:p>['Kevin 4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" calcext:value-type="float">
            <text:p>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20 de Outubr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erica Fc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Juninho 36 (1ºT)']</text:p>
          </table:table-cell>
          <table:table-cell office:value-type="string" calcext:value-type="string">
            <text:p>['Jean Pyerre 20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" calcext:value-type="float">
            <text:p>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inta 07 de Novembro de 2019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incoln 44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rta 12 de Junho de 2019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Eduardo Sasha 1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2 de Dezembro de 202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Hailé Pinheiro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Edina Alves Batist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10 de Janeiro de 2021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Antônio Accioly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Pereira 6 (1ºT)']</text:p>
          </table:table-cell>
          <table:table-cell office:value-type="string" calcext:value-type="string">
            <text:p>['Gabriel Novaes 29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21 de Abril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Junior Brumado 45+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laudio Francisco Lima E Silv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20 de Janeiro de 2021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Nabi Abi Chedid - Braganca Paulista - SP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d Bull Bragantino - 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Eric Ramires 15 (1ºT)', ' Claudinho 26 (2ºT)', ' Claudinho 41 (2ºT)', ' Jan Hurtado 45+2 (2ºT)']</text:p>
          </table:table-cell>
          <table:table-cell office:value-type="string" calcext:value-type="string">
            <text:p>['Gabriel Pec 3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sco da Gama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arta 12 de Julho de 201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oger 3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rta 07 de Agosto de 2019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Arena Corinthians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Junior Urso 24 (1ºT)', ' Boselli 4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runo Arleu de Arauj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" calcext:value-type="float">
            <text:p>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inta 09 de Novembro de 2017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Fabio Santos 17 (1ºT)', ' Luan 5 (2ºT)', ' Fred 20 (2ºT)']</text:p>
          </table:table-cell>
          <table:table-cell office:value-type="string" calcext:value-type="string">
            <text:p>['Diego Rosa 5 (1ºT) ', 'Andrigo 26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odolpho Toski Marqu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29 de Abril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ger Guedes 4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arta 08 de Julho de 201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te Preta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7 de Outubro de 202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Luiz Henrique 12 (1ºT)', ' Danilo Barcelos 45 (2ºT)']</text:p>
          </table:table-cell>
          <table:table-cell office:value-type="string" calcext:value-type="string">
            <text:p>['Hudson 41 (1ºT) ', 'Vinicius 32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ará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ilberto Rodrigues Castro Junior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24 de Setembro de 20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ailan dos Santos 27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lavio Rodrigues Guerr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27 de Setembr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eandro 24 (1ºT)']</text:p>
          </table:table-cell>
          <table:table-cell office:value-type="string" calcext:value-type="string">
            <text:p>['Souza 8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8 de Julh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iveros 5 (2ºT)', ' K. Giacomazzi 3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arta 29 de Junh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Vander 45 (1ºT)', ' Euller 16 (2ºT)', ' Nickson 19 (2ºT)']</text:p>
          </table:table-cell>
          <table:table-cell office:value-type="string" calcext:value-type="string">
            <text:p>['Matheus Ferraz 17 (1ºT) ', 'Matheus Ferraz 33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eonardo Garcia Cavaleir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" calcext:value-type="float">
            <text:p>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inta 04 de Fevereiro de 2021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hletico Paranaense - 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02 de Novembro de 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Diego Souza 1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ueirense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linor Silva da Paixao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27 de Setembro de 2020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Olímpico Pedro Ludovico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Hyuri 4 (2ºT)']</text:p>
          </table:table-cell>
          <table:table-cell office:value-type="string" calcext:value-type="string">
            <text:p>['Victor 44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13 de Setembro de 202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ever 29 (1ºT)', ' Savarino 42 (2ºT)']</text:p>
          </table:table-cell>
          <table:table-cell office:value-type="string" calcext:value-type="string">
            <text:p>['Alerrandro 3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Bull Bragantino - SP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mon Abatti Abel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inta 07 de Junho de 201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erica Fc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essias 6 (2ºT)']</text:p>
          </table:table-cell>
          <table:table-cell office:value-type="string" calcext:value-type="string">
            <text:p>['Ricardo Oliveira 12 (1ºT) ', 'Cazares 39 (1ºT) ', 'Tomas Andrade 43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25 de Julho de 2012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Aflitos - Recife - P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áutico - P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laudio Francisco Lima E Silva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2 de Dezembro de 202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Patrick 36 (1ºT)', ' Yuri Alberto 24 (2ºT)']</text:p>
          </table:table-cell>
          <table:table-cell office:value-type="string" calcext:value-type="string">
            <text:p>['Pedro Raul 27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aio Max Augusto Vi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06 de Outubr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9 de Agost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Heriberto Hulse - 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riciuma - S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" calcext:value-type="float">
            <text:p>3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6 de Janeiro de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Patric 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14 de Agosto de 2013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Walter 14 (1ºT)']</text:p>
          </table:table-cell>
          <table:table-cell office:value-type="string" calcext:value-type="string">
            <text:p>['Chicão 6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22 de Agosto de 202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hletico Paranaense - 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elipe Aguilar 45+3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aniel Nobre Bin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inta 02 de Junho de 201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Raulino de Oliveira - Volta Redonda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elipe Vizeu 1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ória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gor Junio Benevenut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4 de Outubro de 2014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Marcio 7 (2ºT)', ' Marcio 28 (2ºT)']</text:p>
          </table:table-cell>
          <table:table-cell office:value-type="string" calcext:value-type="string">
            <text:p>['Rogerio 2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andro Meira Ric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" calcext:value-type="float">
            <text:p>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27 de Dezembro de 202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Cazares 34 (1ºT) ', 'Mateus 45+4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09 de Novembr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Erik 17 (2ºT)', ' Erik 25 (2ºT)', ' Thiago Mendes 3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10 de Novembro de 201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Fonte Luminosa - Araraquara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lexandre Pato 45+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2 de Junh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uy 37 (1ºT)', ' K. Giacomazzi 2 (2ºT)', ' Luccas Claro 25 (2ºT)']</text:p>
          </table:table-cell>
          <table:table-cell office:value-type="string" calcext:value-type="string">
            <text:p>['Diego Souza 25 (1ºT) ', 'Diego Souza 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19 de Novembro de 20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anoel Barradas - Salvador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Vitór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Dinei 19 (1ºT)']</text:p>
          </table:table-cell>
          <table:table-cell office:value-type="string" calcext:value-type="string">
            <text:p>['Luccas Claro 37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18 de Setembro de 2013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Nilton 45+1 (1ºT)', ' Julio Baptista 35 (2ºT)', ' Julio Baptista 4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inta 17 de Setembro de 201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lmo Alves Resende Cunha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14 de Julh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osinei 36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4 de Outubro de 2014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ané Garrincha - Brasilia - DF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red 21 (1ºT)']</text:p>
          </table:table-cell>
          <table:table-cell office:value-type="string" calcext:value-type="string">
            <text:p>['Marcos Aurelio 37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27 de Julho de 2014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maral 44 (1ºT)', ' Bruno Mineiro 3 (2ºT)']</text:p>
          </table:table-cell>
          <table:table-cell office:value-type="string" calcext:value-type="string">
            <text:p>['Kaká 3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02 de Junho de 201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Eduardo Sasha 6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2 de Agost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lan Kardec 28 (2ºT)']</text:p>
          </table:table-cell>
          <table:table-cell office:value-type="string" calcext:value-type="string">
            <text:p>['Rodrigo 35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ciuma - SC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04 de Outubro de 2014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obinho 25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arielson Alves Silv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03 de Novembr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Dudu 13 (1ºT)', ' Edu Dracena 39 (1ºT)', ' Victor 26 (2ºT)']</text:p>
          </table:table-cell>
          <table:table-cell office:value-type="string" calcext:value-type="string">
            <text:p>['Copete 9 (2ºT) ', 'Dodo 19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arta 16 de Setembro de 2015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enan 34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í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Flavio Rodrigues de Souz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4 de Novembro de 202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Neo Química Arena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theus 5 (1ºT)']</text:p>
          </table:table-cell>
          <table:table-cell office:value-type="string" calcext:value-type="string">
            <text:p>['Guilherme Arana 15 (2ºT) ', 'Marrony 3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odrigo Dalonso Ferr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arta 12 de Julho de 2017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oisés Lucarelli - Campinas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nte Preta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odrigao 3 (1ºT) ', 'Rodrigao 9 (2ºT) ', 'Rene Junior 39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fael Traci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12 de Dezembro de 2020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Willian 6 (1ºT)', ' Raphael Veiga 35 (1ºT)', ' Rony 42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fael Tra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11 de Mai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Do Café - Londrina - PR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Gabriel Barbosa 44 (1ºT) ', 'Arouca 1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Francisco Carlos do Nasciment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3 de Setembr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Julio Cesar 4 (1ºT)', ' Nenê 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05 de Novembr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Cueva 14 (1ºT)', ' David Neres 15 (2ºT)', ' Chavez 21 (2ºT)', ' Luiz 45+3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laudio Francisco Lima E Silva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8 de Outubro de 201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Douglas 4 (1ºT)', ' Bobo 34 (1ºT)']</text:p>
          </table:table-cell>
          <table:table-cell office:value-type="string" calcext:value-type="string">
            <text:p>['Tulio de Melo 11 (2ºT) ', 'Tulio de Melo 32 (2ºT) ', 'Apodi 45+5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2 de Mai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Bruno Rangel 2 (2ºT)', ' Silvinho 31 (2ºT)', ' Bruno Rangel 32 (2ºT)']</text:p>
          </table:table-cell>
          <table:table-cell office:value-type="string" calcext:value-type="string">
            <text:p>['Rafael Bastos 2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érica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Eduardo Tomaz de Aquino Valada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2 de Setembro de 2013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Felipe Gomes da Silv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04 de Outubro de 202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Guilherme Arana 13 (1ºT)', ' Savarino 18 (1ºT)', ' Guga 28 (1ºT)', ' Keno 37 (1ºT)']</text:p>
          </table:table-cell>
          <table:table-cell office:value-type="string" calcext:value-type="string">
            <text:p>['Martin Benitez 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sco da Gama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24 de Setembro de 2014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cao 3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inta 23 de Junho de 201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afael Traci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25 de Julho de 2012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Olímpic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" calcext:value-type="float">
            <text:p>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02 de Novembr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Ze Rafael 17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ará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Felipe Fernandes de Lim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15 de Agosto de 2012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Moisés Lucarelli - Campinas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nte Preta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gner dos Santos Ros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12 de Outubr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Diego Souza 40 (1ºT)']</text:p>
          </table:table-cell>
          <table:table-cell office:value-type="string" calcext:value-type="string">
            <text:p>['Rithely 1 (1ºT) ', 'Dinei 28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ória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arta 08 de Julho de 2015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afael Marques 7 (1ºT)', ' Lucas 19 (2ºT)', ' Cristaldo 43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aí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gor Junio Benevenuto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19 de Mai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icardo Graça 36 (2ºT)']</text:p>
          </table:table-cell>
          <table:table-cell office:value-type="string" calcext:value-type="string">
            <text:p>['Daniel Amorim 45+4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í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" calcext:value-type="float">
            <text:p>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08 de Dezembro de 201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afael Moura 4 (1ºT)', ' Rafael Moura 44 (1ºT)', ' Yago Felipe 19 (2ºT)']</text:p>
          </table:table-cell>
          <table:table-cell office:value-type="string" calcext:value-type="string">
            <text:p>['Patrick 23 (1ºT) ', 'Isaque 36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04 de Setembro de 2013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eandro 23 (2ºT)']</text:p>
          </table:table-cell>
          <table:table-cell office:value-type="string" calcext:value-type="string">
            <text:p>['Borges 25 (1ºT) ', 'Everton Ribeiro 40 (1ºT) ', 'Julio Baptista 45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ulo Cesar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25 de Agost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Estádio do Vale - Novo Hamburgo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Dalessandro 28 (1ºT)', ' Dudu Cearense 32 (2ºT)', ' Leandro Damiao 41 (2ºT)']</text:p>
          </table:table-cell>
          <table:table-cell office:value-type="string" calcext:value-type="string">
            <text:p>['Renan 36 (1ºT) ', 'W. Matheus 26 (2ºT) ', 'Ramon 31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4 de Julh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Hyoran 24 (1ºT)', ' Lucas 42 (2ºT)']</text:p>
          </table:table-cell>
          <table:table-cell office:value-type="string" calcext:value-type="string">
            <text:p>['Camilo 4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gunda 14 de Agosto de 2017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09 de Novembro de 2019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Yeferson Soteldo 24 (1ºT) ', 'Marinho 15 (2ºT) ', 'Yeferson Soteldo 27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runo Arleu de Arauj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8 de Agost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an 7 (2ºT)']</text:p>
          </table:table-cell>
          <table:table-cell office:value-type="string" calcext:value-type="string">
            <text:p>['Robinho 4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laudio Francisco Lima E Silva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arta 08 de Julho de 2015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Mané Garrincha - Brasilia - DF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lexandre Pato 12 (1ºT) ', 'Michel Bastos 17 (1ºT) ', 'Wesley 3 (2ºT) ', 'Gabriel 45+2 (2ºT)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20 de Setembr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Marcelo 15 (1ºT)', ' Jemerson 26 (1ºT)', ' Jemerson 10 (2ºT)', ' Datolo 25 (2ºT)']</text:p>
          </table:table-cell>
          <table:table-cell office:value-type="string" calcext:value-type="string">
            <text:p>['Paulinho 18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andro Meira Ric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omingo 17 de Novembro de 201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Maxi Rodriguez 15 (2ºT)', ' Maxi Rodriguez 42 (2ºT)']</text:p>
          </table:table-cell>
          <table:table-cell office:value-type="string" calcext:value-type="string">
            <text:p>['Joao Paulo 40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inta 13 de Julho de 2017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Ressacada - Florianopolis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aí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quinhos 18 (1ºT)']</text:p>
          </table:table-cell>
          <table:table-cell office:value-type="string" calcext:value-type="string">
            <text:p>['K. Giacomazzi 10 (1ºT) ', 'Rildo 20 (1ºT) ', 'Rildo 34 (2ºT) ', 'H. Almeida 45+3 (2ºT)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" calcext:value-type="float">
            <text:p>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arta 05 de Setembro de 2018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Nilton Santos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iz Fernando 10 (1ºT)']</text:p>
          </table:table-cell>
          <table:table-cell office:value-type="string" calcext:value-type="string">
            <text:p>['Edilson 37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arta 14 de Novembro de 201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Durival Britto - Curitiba - P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raná - P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abio Santos 13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mingo 01 de Agosto de 2021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Kelvyn 36 (1ºT)', ' CLEBER 34 (2ºT)', ' Rick 41 (2ºT)']</text:p>
          </table:table-cell>
          <table:table-cell office:value-type="string" calcext:value-type="string">
            <text:p>['Guilherme 10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enis da Silva Ribeiro Serafim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arta 23 de Junho de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Bruno Henrique 20 (1ºT)', ' Bruno Henrique 42 (1ºT)']</text:p>
          </table:table-cell>
          <table:table-cell office:value-type="string" calcext:value-type="string">
            <text:p>['David 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6 de Outubr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Diego Souza 5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tória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2 de Agost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Canindé - Sao Paulo - S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Portuguesa - 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ábado 07 de Novembro de 2015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Jean 19 (1ºT)', ' Gustavo Scarpa 3 (2ºT)']</text:p>
          </table:table-cell>
          <table:table-cell office:value-type="string" calcext:value-type="string">
            <text:p>['Tulio de Melo 29 (1ºT) ', 'William 33 (1ºT) ', 'Camilo 18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ielson Nogueira Dias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25 de Outubro de 20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da Amazônia - Manaus - AM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ogerio 34 (1ºT)', ' Wallyson 21 (2ºT)']</text:p>
          </table:table-cell>
          <table:table-cell office:value-type="string" calcext:value-type="string">
            <text:p>['Eduardo da Silva 29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inta 17 de Junho de 2021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Sander 33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nis da Silva Ribeiro Serafim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02 de Julh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Ressacada - Florianopolis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vaí - S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te Preta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xta 19 de Fevereiro de 2021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ciano 29 (2ºT)']</text:p>
          </table:table-cell>
          <table:table-cell office:value-type="string" calcext:value-type="string">
            <text:p>['Rony 45+3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" calcext:value-type="float">
            <text:p>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17 de Novembr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ortaleza - 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Juninho 34 (1ºT)', ' Guilherme 3 (2ºT)', ' Paulão 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a - 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31 de Mai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Durival Britto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Alex 4 (1ºT)', ' Keirrison 14 (1ºT)', ' Dener 44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ablo dos Santos Alves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30 de Novembro de 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 Ralf 41 (1ºT)', ' Edson 13 (2ºT)', ' Fred 19 (2ºT)', ' Fred 25 (2ºT)', ' Conca 45+1 (2ºT)']</text:p>
          </table:table-cell>
          <table:table-cell office:value-type="string" calcext:value-type="string">
            <text:p>['Guerrero 4 (1ºT) ', 'Danilo 3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ilton Pereira Sampai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10 de Junh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Gabriel Barbosa 5 (2ºT)']</text:p>
          </table:table-cell>
          <table:table-cell office:value-type="string" calcext:value-type="string">
            <text:p>['Leandro Damiao 33 (1ºT) ', 'Victor Cuesta 7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arta 14 de Setembro de 201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ruda - Recife - P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anta Cruz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Bruno Moraes 45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2 de Agost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João Havelange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árcio Chagas da Silv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25 de Mai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Carlos 2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uguesa - SP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Elmo Alves Resende Cunha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13 de Agosto de 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Hernanes 45+1 (1ºT)', ' Hernanes 1+1 (2ºT)', ' Arboleda 26 (2ºT)']</text:p>
          </table:table-cell>
          <table:table-cell office:value-type="string" calcext:value-type="string">
            <text:p>['Sassa 6 (2ºT) ', 'Sassa 12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Rafael Traci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07 de Setembro de 2019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Nino Paraiba 11 (2ºT) ', 'Gilberto 15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aio Max Augusto Vi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ábado 03 de Novembro de 201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Geromel 2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0 de Agost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Fabricio Bruno 39 (1ºT) ', 'Tulio de Melo 45+4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yorgines Jose Padovani de Andrade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7 de Mai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João Havelange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gueirense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ielson Nogueira Dias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inta 22 de Mai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lex Alves 25 (1ºT)', ' Erik 23 (2ºT)']</text:p>
          </table:table-cell>
          <table:table-cell office:value-type="string" calcext:value-type="string">
            <text:p>['Geuvanio 8 (1ºT) ', 'Cicero 38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gor Junio Benevenuto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24 de Setembro de 2014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Couto Pereira - Cu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ritiba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tinucio 16 (2ºT)']</text:p>
          </table:table-cell>
          <table:table-cell office:value-type="string" calcext:value-type="string">
            <text:p>['Marcelo Moreno 7 (1ºT) ', 'Everton Ribeiro 38 (1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inicius Furlan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2 de Outubro de 2017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icardo Oliveira 30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05 de Maio de 201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Tche Tche 38 (2ºT)']</text:p>
          </table:table-cell>
          <table:table-cell office:value-type="string" calcext:value-type="string">
            <text:p>['Berrio 9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ábado 01 de Outubr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icardo Oliveira 30 (1ºT)', ' Paulinho 37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05 de Setembro de 201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Pituaçu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Pablo dos Santos Alves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" calcext:value-type="float">
            <text:p>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16 de Dezembro de 202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Antônio Accioly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Wellington Rato 43 (1ºT)', ' Jean 42 (2ºT)']</text:p>
          </table:table-cell>
          <table:table-cell office:value-type="string" calcext:value-type="string">
            <text:p>['Felippe Cardoso 45+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odrigo Dalonso Ferr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inta 01 de Julho de 2021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Nabi Abi Chedid - Braganca Paulista - SP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d Bull Bragantino - S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ará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xta 05 de Outubr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Adryelson 33 (2ºT)', ' Mateus Gonçalves 42 (2ºT)']</text:p>
          </table:table-cell>
          <table:table-cell office:value-type="string" calcext:value-type="string">
            <text:p>['Nico Lopez 2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ábado 30 de Setembr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icardo Oliveira 30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arcelo Aparecido R de Souz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ábado 05 de Dezembro de 202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Diego 38 (1ºT)', ' Marinho 25 (2ºT)']</text:p>
          </table:table-cell>
          <table:table-cell office:value-type="string" calcext:value-type="string">
            <text:p>['Raphael Veiga 11 (2ºT) ', 'Willian 1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lavio Rodrigues de Souz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omingo 06 de Junho de 2021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Alfredo Jaconi - Caxias do Sul - R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Juventude - 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Jadson 2 (2ºT) ', 'Jadson 4 (2ºT) ', 'Nikao 43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aulo Cesar Zanovelli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17 de Setembro de 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Arthur Caike 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arta 22 de Outubro de 2014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Barcos 37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ueirense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Vinicius Furlan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27 de Julho de 2019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Beira-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Sarrafiore 39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ará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2 de Julh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Pituaçu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31 de Agosto de 2013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Pernambuco - Sao Lourenco da Mata - P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Náutico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opez 42 (1ºT)']</text:p>
          </table:table-cell>
          <table:table-cell office:value-type="string" calcext:value-type="string">
            <text:p>['Léo 4 (1ºT) ', 'Everton 18 (1ºT) ', 'Ederson 34 (2ºT) ', 'Ederson 45 (2ºT)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lé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gunda 02 de Novembro de 2020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llianz Parque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aphael Veiga 18 (1ºT)', ' Rony 24 (2ºT)', ' Wesley Ribeiro Silva 3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lético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inta 22 de Novembro de 2018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Leandro 4 (1ºT)', ' Leandro 7 (1ºT)']</text:p>
          </table:table-cell>
          <table:table-cell office:value-type="string" calcext:value-type="string">
            <text:p>['Michel Bastos 2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arta 07 de Julho de 2021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Antônio Accioly - Goiania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tlético - 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rthur Gomes 5 (2ºT)']</text:p>
          </table:table-cell>
          <table:table-cell office:value-type="string" calcext:value-type="string">
            <text:p>['Marcos 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eo Simão Holand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10 de Mai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- 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Walter 14 (1ºT)', ' Felipe 20 (2ºT)', ' Paulão 2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05 de Junh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mérica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Osman Junior 25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ueirense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arta 05 de Junho de 2013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odrigo 2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iás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Francisco Carlos do Nasciment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01 de Novembro de 2015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Serra Dourada - Goiania - GO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Goiás - 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Ze Eduardo 2 (2ºT)', ' Bruno Henrique 6 (2ºT)']</text:p>
          </table:table-cell>
          <table:table-cell office:value-type="string" calcext:value-type="string">
            <text:p>['Valdivia 19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arcelo Aparecido R de Souz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ábado 20 de Julho de 2019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rta 02 de Outubro de 2019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Otero 15 (2ºT)']</text:p>
          </table:table-cell>
          <table:table-cell office:value-type="string" calcext:value-type="string">
            <text:p>['Rossi 21 (2ºT) ', 'Marcos Junior 45+4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sco da Gama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1 de Novembro de 2012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5 de Novembro de 2012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Palmeiras - 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árcio Chagas da Silv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ábado 20 de Mai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iz Antonio 27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11 de Novembro de 2018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icardinho 42 (1ºT)']</text:p>
          </table:table-cell>
          <table:table-cell office:value-type="string" calcext:value-type="string">
            <text:p>['Leandro Damiao 16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ewson Fernando Freitas da Silv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6 de Agost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Pacaembu - Sao Paulo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orinthians - S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ilson Luiz Senem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" calcext:value-type="float">
            <text:p>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04 de Outubro de 2015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oisés Lucarelli - Campinas - SP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nte Preta - 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Elton 16 (2ºT)', ' Felipe Azevedo 18 (2ºT)']</text:p>
          </table:table-cell>
          <table:table-cell office:value-type="string" calcext:value-type="string">
            <text:p>['Jadson 43 (1ºT) ', 'Rodriguinho 39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Flavio Rodrigues de Souz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24 de Mai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Barueri - Barueri - SP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Robert 3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06 de Dezembro de 2015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Arena Joinville - Joinville - SC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Joinville - S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M. Oliveira 5 (1ºT) ', 'Bobo 15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8" calcext:value-type="float">
            <text:p>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06 de Janeiro de 2021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Thiago Neves 9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arta 15 de Junho de 2016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William 17 (1ºT)', ' Bruno Rangel 25 (1ºT)', ' William 36 (2ºT)']</text:p>
          </table:table-cell>
          <table:table-cell office:value-type="string" calcext:value-type="string">
            <text:p>['Geromel 2 (1ºT) ', 'Jailson 42 (1ºT) ', 'Giuliano 37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êmio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" calcext:value-type="float">
            <text:p>3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19 de Novembro de 2017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Ilha do Retiro - Recife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port - 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quinhos 38 (1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26 de Maio de 201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abriel Barbosa 31 (1ºT)', ' Bruno Henrique 44 (2ºT)', ' Rodrigo Caio 45+5 (2ºT)']</text:p>
          </table:table-cell>
          <table:table-cell office:value-type="string" calcext:value-type="string">
            <text:p>['Marcelo Cirino 18 (2ºT) ', 'Marcelo Cirino 26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hletico Paranaense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Daniel Nobre Bin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" calcext:value-type="float">
            <text:p>3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26 de Novembr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Arena 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Wellington Paulista 45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ericles Bassols Pegado Cortez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ábado 23 de Setembro de 2017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Luso Brasileiro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dinei 35 (2ºT)']</text:p>
          </table:table-cell>
          <table:table-cell office:value-type="string" calcext:value-type="string">
            <text:p>['Pedro Castro 17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aí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laudio Francisco Lima E Silv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2 de Agost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sco da Gama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Wilson Luiz Seneme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09 de Novembro de 201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Marcao 1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ecoense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ábado 07 de Julho de 2012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João Havelange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16 de Setembr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Fonte Nova - Salvador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ahia - 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Gilberto 18 (1ºT)']</text:p>
          </table:table-cell>
          <table:table-cell office:value-type="string" calcext:value-type="string">
            <text:p>['Felipe Melo 33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17 de Setembro de 2017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a Baixada - Curitiba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tlético - P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edoz 11 (2ºT)', ' Lucas Ribamar 34 (2ºT)', ' Jonathan 45 (2ºT)']</text:p>
          </table:table-cell>
          <table:table-cell office:value-type="string" calcext:value-type="string">
            <text:p>['Henrique Dourado 45+1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minense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aphael Claus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ábado 08 de Junho de 2013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Arena do Jacaré - Sete Lagoas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Elber 31 (1ºT)', ' Everton Ribeiro 17 (2ºT)']</text:p>
          </table:table-cell>
          <table:table-cell office:value-type="string" calcext:value-type="string">
            <text:p>['Otavio 23 (1ºT) ', 'Gabriel 2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Guilherme Ceretta de Lima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13 de Outubro de 201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Bergson 44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aí - SC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06 de Maio de 2018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Dedé 26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eandro Bizzio Marinho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18 de Novembro de 2012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lético - GO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aulo H Godoy Bezerr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rta 25 de Setembro de 2019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Maracanã - Rio de Janeir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Gabriel Barbosa 19 (1ºT)', ' De Arrascaeta 10 (2ºT)', ' Bruno Henrique 29 (2ºT)']</text:p>
          </table:table-cell>
          <table:table-cell office:value-type="string" calcext:value-type="string">
            <text:p>['Edenilson 4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acional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mingo 10 de Agost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Diego Tardelli 43 (1ºT)', ' Datolo 42 (2ºT)']</text:p>
          </table:table-cell>
          <table:table-cell office:value-type="string" calcext:value-type="string">
            <text:p>['Henrique Dourado 9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Wagner do Nascimento Magalhaes</text:p>
          </table:table-cell>
          <table:table-cell office:value-type="string" calcext:value-type="string">
            <text:p>ASP-FIFA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31 de Julho de 2016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Luso Brasileiro - Rio de Janeir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Neilton 18 (1ºT)', ' Neilton 34 (1ºT)', ' Camilo 41 (2ºT)']</text:p>
          </table:table-cell>
          <table:table-cell office:value-type="string" calcext:value-type="string">
            <text:p>['Erik 3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meiras - SP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eber Roberto Lopes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9 de Junh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ané Garrincha - Brasilia - DF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lamengo - R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Rodrigo Caio 21 (1ºT)', ' Willian Arão 13 (2ºT)']</text:p>
          </table:table-cell>
          <table:table-cell office:value-type="string" calcext:value-type="string">
            <text:p>['Calleri 11 (1ºT) ', 'Calleri 5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lmo Alves Resende Cunha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15 de Maio de 2016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Raulino de Oliveira - Volta Redonda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tafogo - R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Lucas 22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raulio da Silva Machado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inta 25 de Setembro de 2014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Diego Tardelli 11 (1ºT)', ' Cicinho 23 (1ºT)', ' Diego Tardelli 8 (2ºT)']</text:p>
          </table:table-cell>
          <table:table-cell office:value-type="string" calcext:value-type="string">
            <text:p>['Thiago Ribeiro 14 (2ºT) ', 'Geuvanio 38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Rodrigo D Alonso Ferreir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arta 12 de Agosto de 202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Nabi Abi Chedid - Braganca Paulista - SP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d Bull Bragantino - 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Alerrandro 6 (1ºT)']</text:p>
          </table:table-cell>
          <table:table-cell office:value-type="string" calcext:value-type="string">
            <text:p>['Matheus Babi 19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afogo - RJ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6 de Agost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Orlando Scarpelli - Florianopolis - SC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igueirense - S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rcos Andre Gomes da Penh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02 de Dezembro de 2012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Independência - Belo Horizonte - M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tlético - M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ulo Cesar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30 de Agosto de 2015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omingo 28 de Abril de 2019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 Ricardo Bueno 20 (1ºT)', ' Leandro 33 (1ºT)', ' Joao Lucas 36 (2ºT)', ' Ricardo Bueno 43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a - AL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driano Milczvski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inta 15 de Setembro de 2016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Beira Rio - Porto Alegre - R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nternacional - R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Kanu 1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ória - BA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Emerson Luiz Sobral</text:p>
          </table:table-cell>
          <table:table-cell office:value-type="string" calcext:value-type="string">
            <text:p>CBF</text:p>
          </table:table-cell>
          <table:table-cell table:number-columns-repeated="100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mingo 27 de Setembro de 2015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 Ceara 21 (1ºT)', ' Willian 19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lavio Rodrigues de Souza</text:p>
          </table:table-cell>
          <table:table-cell office:value-type="string" calcext:value-type="string">
            <text:p>CBF-1</text:p>
          </table:table-cell>
          <table:table-cell table:number-columns-repeated="100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" calcext:value-type="float">
            <text:p>3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inta 04 de Fevereiro de 2021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ortaleza - 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Nathan Silva 42 (1ºT)', ' David 43 (1ºT)', ' Wellington Paulista 38 (2ºT)']</text:p>
          </table:table-cell>
          <table:table-cell office:value-type="string" calcext:value-type="string">
            <text:p>['Ricardo Oliveira 27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nderson Daronco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arta 12 de Junho de 2019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Mané Garrincha - Brasilia - DF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sa - 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'Vitinho 20 (2ºT) ', 'Gabriel Barbosa 31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Douglas Marques das Flores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omingo 08 de Novembro de 202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Arena Castelão - Fortaleza - C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eará - 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rt - P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icardo Marques Ribeiro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ábado 13 de Junho de 2015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São Januário - Rio de Janeiro - RJ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asco da Gama - 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Rodrigo 43 (2ºT)']</text:p>
          </table:table-cell>
          <table:table-cell office:value-type="string" calcext:value-type="string">
            <text:p>['Leandro Damiao 37 (1ºT) ', 'Charles 12 (2ºT) ', 'Leandro Damiao 28 (2ºT)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zeiro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eandro Pedro Vuaden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omingo 09 de Julho de 2017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Arena Condá - Chapeco - S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hapecoense - 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Lucas Marques 16 (1ºT)']</text:p>
          </table:table-cell>
          <table:table-cell office:value-type="string" calcext:value-type="string">
            <text:p>['Sidcley 1 (1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lético - PR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aio Max Augusto Vieira</text:p>
          </table:table-cell>
          <table:table-cell office:value-type="string" calcext:value-type="string">
            <text:p>AB</text:p>
          </table:table-cell>
          <table:table-cell table:number-columns-repeated="100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inta 07 de Junho de 2018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Durival Britto - Curitiba - P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raná - 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Silvinho 21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ia - BA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rcelo de Lima Henrique</text:p>
          </table:table-cell>
          <table:table-cell office:value-type="string" calcext:value-type="string">
            <text:p>MTR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omingo 13 de Maio de 2018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Vila Belmiro - Santos - SP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ntos - 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odrygo 1 (2ºT)', ' Gabriel Barbosa 13 (2ºT)', ' Gabriel Barbosa 31 (2ºT)']</text:p>
          </table:table-cell>
          <table:table-cell office:value-type="string" calcext:value-type="string">
            <text:p>['Silvinho 45+2 (2ºT)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aná - PR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Wagner Reway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arta 29 de Agosto de 2012</text:p>
          </table:table-cell>
          <table:table-cell office:value-type="string" calcext:value-type="string">
            <text:p>22:00</text:p>
          </table:table-cell>
          <table:table-cell office:value-type="string" calcext:value-type="string">
            <text:p>João Havelange - Rio de Janeiro - RJ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Fluminense - R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inthians - SP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andro Meira Ricci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omingo 22 de Maio de 2016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Arena do Grêmio - Porto Alegre - R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Grêmio - 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 Fred 8 (2ºT)']</text:p>
          </table:table-cell>
          <table:table-cell office:value-type="string" calcext:value-type="string">
            <text:p>[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uiz Flavio de Oliveira</text:p>
          </table:table-cell>
          <table:table-cell office:value-type="string" calcext:value-type="string">
            <text:p>FIFA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omingo 29 de Julho de 2012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Morumbi - Sao Paulo - SP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São Paulo - 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mengo - RJ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Jailson Macedo Freitas</text:p>
          </table:table-cell>
          <table:table-cell office:value-type="string" calcext:value-type="string">
            <text:p>ESP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ábado 17 de Maio de 2014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Mineirão - Belo Horizonte - M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ruzeiro - M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 Ricardo Goulart 10 (1ºT)', ' Ricardo Goulart 45 (1ºT)', ' Borges 23 (2ºT)']</text:p>
          </table:table-cell>
          <table:table-cell office:value-type="string" calcext:value-type="string">
            <text:p>['Alex 20 (1ºT) ', 'Norberto 10 (2ºT)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itiba - PR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ndre Luiz de Freitas Castro</text:p>
          </table:table-cell>
          <table:table-cell office:value-type="string" calcext:value-type="string">
            <text:p>ESP-2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9T13:56:46.978140784</dc:date>
    <meta:editing-duration>PT3M35S</meta:editing-duration>
    <meta:editing-cycles>1</meta:editing-cycles>
    <meta:document-statistic meta:table-count="1" meta:cell-count="5774" meta:object-count="0"/>
    <meta:generator>LibreOffice/6.1.5.2$Linux_X86_64 LibreOffice_project/10$Build-2</meta:generator>
  </office:meta>
</office:document-meta>
</file>